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" fo:font-weight="bold"/>
    </style:style>
    <style:style style:name="T4" style:family="text">
      <style:text-properties fo:color="#000080" fo:font-style="italic" fo:font-weight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italic"/>
    </style:style>
    <style:style style:name="T7" style:family="text">
      <style:text-properties style:font-name="Courier New" fo:background-color="#e4e4ff"/>
    </style:style>
    <style:style style:name="T8" style:family="text">
      <style:text-properties fo:color="#660e7a" style:font-name="Courier New"/>
    </style:style>
    <style:style style:name="T9" style:family="text">
      <style:text-properties fo:color="#660e7a" style:font-name="Courier New" fo:font-style="italic" fo:font-weight="bold"/>
    </style:style>
    <style:style style:name="T10" style:family="text">
      <style:text-properties fo:color="#660e7a" style:font-name="Courier New" fo:font-weight="bold"/>
    </style:style>
    <style:style style:name="T11" style:family="text">
      <style:text-properties fo:color="#660e7a" fo:font-weight="bold"/>
    </style:style>
    <style:style style:name="T12" style:family="text">
      <style:text-properties fo:color="#808000"/>
    </style:style>
    <style:style style:name="T13" style:family="text">
      <style:text-properties fo:color="#808000" style:font-name="Courier New"/>
    </style:style>
    <style:style style:name="T14" style:family="text">
      <style:text-properties fo:color="#0000ff" style:font-name="Courier New"/>
    </style:style>
    <style:style style:name="T15" style:family="text">
      <style:text-properties fo:color="#0000ff" style:font-name="Courier New" fo:font-weight="bold"/>
    </style:style>
    <style:style style:name="T16" style:family="text">
      <style:text-properties fo:color="#0000ff" fo:font-weight="bold"/>
    </style:style>
    <style:style style:name="T17" style:family="text">
      <style:text-properties fo:color="#008000"/>
    </style:style>
    <style:style style:name="T18" style:family="text">
      <style:text-properties fo:color="#008000" style:font-name="Courier New" fo:font-weight="bold"/>
    </style:style>
    <style:style style:name="T19" style:family="text">
      <style:text-properties fo:color="#008000" fo:font-weight="bold"/>
    </style:style>
    <style:style style:name="T20" style:family="text">
      <style:text-properties fo:font-style="italic"/>
    </style:style>
    <style:style style:name="T21" style:family="text">
      <style:text-properties fo:color="#808080"/>
    </style:style>
    <style:style style:name="T22" style:family="text">
      <style:text-properties fo:color="#808080" style:font-name="Courier New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0">&lt;</text:span><text:span text:style-name="T4">resources</text:span><text:span text:style-name="T20">&gt;</text:span></text:p>
      <text:p text:style-name="P1"><text:s text:c="4"/><text:span text:style-name="T5">&lt;</text:span><text:span text:style-name="T3">string </text:span><text:span text:style-name="T15">name=</text:span><text:span text:style-name="T18">"app_name"</text:span><text:span text:style-name="T5">&gt;RollDicesGame&lt;/</text:span><text:span text:style-name="T3">string</text:span><text:span text:style-name="T5">&gt;</text:span></text:p>
      <text:p text:style-name="P1"><text:s text:c="4"/><text:span text:style-name="T5">&lt;</text:span><text:span text:style-name="T3">string </text:span><text:span text:style-name="T15">name=</text:span><text:span text:style-name="T18">"roll_dices"</text:span><text:span text:style-name="T5">&gt;Roll Dices&lt;/</text:span><text:span text:style-name="T3">string</text:span><text:span text:style-name="T5">&gt;</text:span></text:p>
      <text:p text:style-name="P6">&lt;/<text:span text:style-name="T2">resources</text:span>&gt;</text:p>
      <text:p text:style-name="P2"><text:span text:style-name="T20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6T01:04:36.07</meta:creation-date>
    <dc:date>2018-04-07T12:27:55.61</dc:date>
    <meta:editing-duration>PT4M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7" meta:character-count="122"/>
  </office:meta>
</office:document-meta>
</file>